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officeooo:rsid="000ecb34" officeooo:paragraph-rsid="000ecb34"/>
    </style:style>
    <style:style style:name="P2" style:family="paragraph" style:parent-style-name="Standard">
      <style:paragraph-properties fo:text-align="start" style:justify-single-word="false"/>
      <style:text-properties style:font-name="Courier" officeooo:rsid="000ecb34" officeooo:paragraph-rsid="000f27b6"/>
    </style:style>
    <style:style style:name="P3" style:family="paragraph" style:parent-style-name="Standard">
      <style:paragraph-properties fo:text-align="start" style:justify-single-word="false"/>
      <style:text-properties style:font-name="Courier" officeooo:rsid="000f27b6" officeooo:paragraph-rsid="00174843"/>
    </style:style>
    <style:style style:name="P4" style:family="paragraph" style:parent-style-name="Standard">
      <style:paragraph-properties fo:text-align="start" style:justify-single-word="false"/>
      <style:text-properties style:font-name="Courier" officeooo:rsid="000f27b6" officeooo:paragraph-rsid="001a066e"/>
    </style:style>
    <style:style style:name="P5" style:family="paragraph" style:parent-style-name="Standard">
      <style:paragraph-properties fo:text-align="start" style:justify-single-word="false"/>
      <style:text-properties style:font-name="Courier" officeooo:rsid="000fb6f4" officeooo:paragraph-rsid="000fb6f4"/>
    </style:style>
    <style:style style:name="P6" style:family="paragraph" style:parent-style-name="Standard">
      <style:paragraph-properties fo:text-align="start" style:justify-single-word="false"/>
      <style:text-properties style:font-name="Courier" officeooo:rsid="000fb6f4" officeooo:paragraph-rsid="00289cff"/>
    </style:style>
    <style:style style:name="P7" style:family="paragraph" style:parent-style-name="Standard">
      <style:paragraph-properties fo:text-align="start" style:justify-single-word="false"/>
      <style:text-properties style:font-name="Courier" officeooo:rsid="00174843" officeooo:paragraph-rsid="0017b5f8"/>
    </style:style>
    <style:style style:name="P8" style:family="paragraph" style:parent-style-name="Standard">
      <style:paragraph-properties fo:text-align="start" style:justify-single-word="false"/>
      <style:text-properties style:font-name="Courier" officeooo:rsid="0017b5f8" officeooo:paragraph-rsid="0017b5f8"/>
    </style:style>
    <style:style style:name="P9" style:family="paragraph" style:parent-style-name="Standard">
      <style:paragraph-properties fo:text-align="start" style:justify-single-word="false"/>
      <style:text-properties style:font-name="Courier" officeooo:rsid="0017b5f8" officeooo:paragraph-rsid="001a066e"/>
    </style:style>
    <style:style style:name="P10" style:family="paragraph" style:parent-style-name="Standard">
      <style:paragraph-properties fo:text-align="start" style:justify-single-word="false"/>
      <style:text-properties style:font-name="Courier" officeooo:rsid="00280ea4" officeooo:paragraph-rsid="00289cff"/>
    </style:style>
    <style:style style:name="P11" style:family="paragraph" style:parent-style-name="Standard">
      <style:paragraph-properties fo:text-align="start" style:justify-single-word="false"/>
      <style:text-properties style:font-name="Courier" officeooo:rsid="000fb6f4" officeooo:paragraph-rsid="000fb6f4"/>
    </style:style>
    <style:style style:name="P12" style:family="paragraph" style:parent-style-name="Standard">
      <style:paragraph-properties fo:text-align="start" style:justify-single-word="false"/>
      <style:text-properties style:font-name="Courier" officeooo:rsid="0011d07a" officeooo:paragraph-rsid="002df9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e3ed" style:font-weight-asian="bold" style:font-weight-complex="bold"/>
    </style:style>
    <style:style style:name="T3" style:family="text">
      <style:text-properties fo:font-weight="bold" officeooo:rsid="001af841" style:font-weight-asian="bold" style:font-weight-complex="bold"/>
    </style:style>
    <style:style style:name="T4" style:family="text">
      <style:text-properties fo:font-weight="bold" officeooo:rsid="0027a999" style:font-weight-asian="bold" style:font-weight-complex="bold"/>
    </style:style>
    <style:style style:name="T5" style:family="text">
      <style:text-properties fo:font-weight="bold" officeooo:rsid="00280ea4" style:font-weight-asian="bold" style:font-weight-complex="bold"/>
    </style:style>
    <style:style style:name="T6" style:family="text">
      <style:text-properties fo:font-weight="bold" officeooo:rsid="002ab854" style:font-weight-asian="bold" style:font-weight-complex="bold"/>
    </style:style>
    <style:style style:name="T7" style:family="text">
      <style:text-properties officeooo:rsid="0014e3ed"/>
    </style:style>
    <style:style style:name="T8" style:family="text">
      <style:text-properties officeooo:rsid="00174843"/>
    </style:style>
    <style:style style:name="T9" style:family="text">
      <style:text-properties officeooo:rsid="0017b5f8"/>
    </style:style>
    <style:style style:name="T10" style:family="text">
      <style:text-properties officeooo:rsid="0017fd6f"/>
    </style:style>
    <style:style style:name="T11" style:family="text">
      <style:text-properties officeooo:rsid="0018b9ca"/>
    </style:style>
    <style:style style:name="T12" style:family="text">
      <style:text-properties officeooo:rsid="001a066e"/>
    </style:style>
    <style:style style:name="T13" style:family="text">
      <style:text-properties officeooo:rsid="001af841"/>
    </style:style>
    <style:style style:name="T14" style:family="text">
      <style:text-properties officeooo:rsid="0027a99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7a999" style:font-weight-asian="normal" style:font-weight-complex="normal"/>
    </style:style>
    <style:style style:name="T17" style:family="text">
      <style:text-properties fo:font-weight="normal" officeooo:rsid="001af841" style:font-weight-asian="normal" style:font-weight-complex="normal"/>
    </style:style>
    <style:style style:name="T18" style:family="text">
      <style:text-properties fo:font-weight="normal" officeooo:rsid="00289cff" style:font-weight-asian="normal" style:font-weight-complex="normal"/>
    </style:style>
    <style:style style:name="T19" style:family="text">
      <style:text-properties officeooo:rsid="002a9adc"/>
    </style:style>
    <style:style style:name="T20" style:family="text">
      <style:text-properties officeooo:rsid="002df957"/>
    </style:style>
    <style:style style:name="T21" style:family="text">
      <style:text-properties officeooo:rsid="002e77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<text:span text:style-name="T1">Architetture degli Elaboratori</text:span> - 26/01/2021</text:p>
      <text:p text:style-name="P1"/>
      <text:p text:style-name="P1">A.A. 2020-21</text:p>
      <text:p text:style-name="P1"/>
      <text:p text:style-name="P1">Cognome e Nome __________________ <text:s text:c="5"/>Matricola ___________</text:p>
      <text:p text:style-name="P1"/>
      <text:p text:style-name="P1">Parte <text:span text:style-name="T4">seconda</text:span> (<text:span text:style-name="T14">tempo:</text:span> <text:span text:style-name="T6">60 </text:span><text:span text:style-name="T1">m</text:span><text:span text:style-name="T6">inuti</text:span>)</text:p>
      <text:p text:style-name="P1"/>
      <text:p text:style-name="P2"/>
      <text:p text:style-name="P6"><text:span text:style-name="T13">Per</text:span> tutta <text:span text:style-name="T20">la </text:span>verifica, <text:span text:style-name="T1">N</text:span> sarà uguale alle <text:span text:style-name="T13">cinque o </text:span>sei cifre del numero d<text:span text:style-name="T10">ella</text:span> matricola dello studente<text:span text:style-name="T13">, dapprima</text:span> <text:span text:style-name="T13">privata di eventuali lettere, e poi trascritta</text:span> <text:span text:style-name="T10">nel verso opposto aggiungendo infine zeri fino a raggiungere un numero di sei cifre</text:span>.</text:p>
      <text:p text:style-name="P6">Es.: se la matricola è <text:span text:style-name="T13">2</text:span>37424, allora <text:span text:style-name="T1">N = 42473</text:span><text:span text:style-name="T3">2</text:span></text:p>
      <text:p text:style-name="P10"><text:span text:style-name="T3"><text:s/></text:span><text:span text:style-name="T1"><text:s text:c="4"/></text:span><text:span text:style-name="T16">se la matricola è 237</text:span><text:span text:style-name="T15">4</text:span><text:span text:style-name="T16">00, allora </text:span><text:span text:style-name="T4">N = </text:span><text:span text:style-name="T1">4</text:span><text:span text:style-name="T4">732</text:span><text:span text:style-name="T1">00</text:span></text:p>
      <text:p text:style-name="P6"><text:span text:style-name="T3"><text:s text:c="5"/></text:span><text:span text:style-name="T17">se </text:span><text:span text:style-name="T15">la matricola è </text:span><text:span text:style-name="T17">I-</text:span><text:span text:style-name="T15">37424, allora</text:span><text:span text:style-name="T1"> N = 42473</text:span><text:span text:style-name="T5">0</text:span><text:span text:style-name="T18">.</text:span></text:p>
      <text:p text:style-name="P5"/>
      <text:p text:style-name="P5"/>
      <text:p text:style-name="P5"/>
      <text:p text:style-name="P12">6. Si <text:span text:style-name="T14">definisca</text:span> una procedura <text:span text:style-name="T2">algoritmica</text:span><text:span text:style-name="T7"> realizzabile da un semplice circuito sequenziale </text:span>che<text:span text:style-name="T20">, avendo accesso a ciascun bit di una codifica binaria di</text:span> parità <text:span text:style-name="T7">dis</text:span>pari<text:span text:style-name="T8"> a M bit, in cui M è la cifra più significativa in N,</text:span> permette <text:span text:style-name="T7">la verifica da parte del ricevitore della correttezza</text:span> <text:span text:style-name="T20">di ogni sequenza di M bit ricevuta.</text:span></text:p>
      <text:p text:style-name="P3"/>
      <text:p text:style-name="P3">Ris<text:span text:style-name="T8">posta</text:span>:</text:p>
      <text:p text:style-name="P3"/>
      <text:p text:style-name="P3"/>
      <text:p text:style-name="P3"/>
      <text:p text:style-name="P3"/>
      <text:p text:style-name="P7">7. Un<text:span text:style-name="T19"> </text:span>bus <text:span text:style-name="T19">parallelo a 4 linee </text:span>ha una banda passante di N bit/s. Se il segnale digitale <text:span text:style-name="T19">su</text:span> <text:span text:style-name="T19">ogni</text:span> linea può assumere 2^M <text:span text:style-name="T11">("2 alla M") </text:span>livelli, in cui M <text:span text:style-name="T21">è </text:span>la cifra più significativa in N, qual è la frequenza <text:span text:style-name="T19">minima ammessa per il </text:span>bus considerat<text:span text:style-name="T19">o</text:span>?</text:p>
      <text:p text:style-name="P4"/>
      <text:p text:style-name="P4">[<text:span text:style-name="T10">mostrare i </text:span>calcoli<text:span text:style-name="T10"> per quanto possibile</text:span>]</text:p>
      <text:p text:style-name="P4"/>
      <text:p text:style-name="P4">Risultato: _____________</text:p>
      <text:p text:style-name="P4"/>
      <text:p text:style-name="P7"/>
      <text:p text:style-name="P8">8. <text:span text:style-name="T11">Su una scheda Arduino UNO è stato montato un clock difettoso che oscilla con frequenza pari a N Hz in luogo dei previsti 16 MHz. Se si utilizza il Timer0 (8bit) con fattore di prescaling uguale a 8, ogni quanti millisecondi (ms) andrà in overflow il timer in questione ?</text:span></text:p>
      <text:p text:style-name="P4"/>
      <text:p text:style-name="P4">[<text:span text:style-name="T10">mostrare i </text:span>calcoli<text:span text:style-name="T10"> per quanto possibile</text:span>]</text:p>
      <text:p text:style-name="P4"/>
      <text:p text:style-name="P4">Risultato: _____________</text:p>
      <text:p text:style-name="P4"/>
      <text:p text:style-name="P9"><text:soft-page-break/>9. <text:span text:style-name="T12">Una memoria cache ad accesso immediato è formata da 2048 entry numerate rispettivamente da 0 a 2047, ciascuna di 32 Byte numerati rispettivamente da 0 a 31. Quale entry e quale byte occuperà il contenuto della locazione di memoria di indirizzo N (compreso tra 0 a 999999) quando è presente in cache ?</text:span></text:p>
      <text:p text:style-name="P4"/>
      <text:p text:style-name="P4">[<text:span text:style-name="T10">mostrare i </text:span>calcoli<text:span text:style-name="T10"> per quanto possibile</text:span>]</text:p>
      <text:p text:style-name="P4"/>
      <text:p text:style-name="P4">Risultato: _____________</text:p>
      <text:p text:style-name="P7"/>
      <text:p text:style-name="P7"><text:span text:style-name="T9">10. Un'ISA (Instruction Set Architecture) a 32 bit contiene un'istruzione</text:span> <text:span text:style-name="T9">JUMP che permette un salto relativo di al più N word, sia in avanti che all'indietro. Quanti bit restano al massimo liberi per il codice operativo dell'istruzione in questione 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9:02:29.861084455</meta:creation-date>
    <dc:date>2021-01-25T09:51:29.014197937</dc:date>
    <meta:editing-duration>PT1H34M2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60" meta:character-count="2138" meta:non-whitespace-character-count="1782"/>
  </office:meta>
</office:document-meta>
</file>